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2.9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Nome colonna:</text:p>
          </table:table-cell>
          <table:table-cell table:style-name="ce2" office:value-type="string">
            <text:p>Marca</text:p>
          </table:table-cell>
          <table:table-cell table:style-name="ce2" office:value-type="string">
            <text:p>Anno</text:p>
          </table:table-cell>
          <table:table-cell table:style-name="ce2" office:value-type="string">
            <text:p>Colore</text:p>
          </table:table-cell>
          <table:table-cell table:style-name="ce2" office:value-type="string">
            <text:p>Numero di porte</text:p>
          </table:table-cell>
          <table:table-cell table:style-name="ce2" office:value-type="string">
            <text:p>Prezzo</text:p>
          </table:table-cell>
        </table:table-row>
        <table:table-row table:style-name="ro1">
          <table:table-cell office:value-type="string">
            <text:p>Tipo di dato:</text:p>
          </table:table-cell>
          <table:table-cell office:value-type="string">
            <text:p>CHAR(40)</text:p>
          </table:table-cell>
          <table:table-cell office:value-type="string">
            <text:p>TINYINT</text:p>
          </table:table-cell>
          <table:table-cell office:value-type="string">
            <text:p>CHAR(10)</text:p>
          </table:table-cell>
          <table:table-cell office:value-type="string">
            <text:p>SMALLINT</text:p>
          </table:table-cell>
          <table:table-cell office:value-type="string">
            <text:p>INT</text:p>
          </table:table-cell>
        </table:table-row>
        <table:table-row table:style-name="ro1">
          <table:table-cell office:value-type="string">
            <text:p>Chiave Primaria:</text:p>
          </table:table-cell>
          <table:table-cell table:number-columns-repeated="5"/>
        </table:table-row>
        <table:table-row table:style-name="ro1">
          <table:table-cell office:value-type="string">
            <text:p>Attributi/Proprietà:</text:p>
          </table:table-cell>
          <table:table-cell table:number-columns-repeated="5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5">15/12/2022</text:date>, <text:time>09.24.5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4T17:13:37.22</meta:creation-date>
    <dc:date>2022-12-15T09:24:54.50</dc:date>
    <meta:editing-duration>PT11M54S</meta:editing-duration>
    <meta:editing-cycles>3</meta:editing-cycles>
    <meta:generator>OpenOffice/4.1.7$Win32 OpenOffice.org_project/417m1$Build-9800</meta:generator>
    <meta:document-statistic meta:table-count="3" meta:cell-count="14" meta:object-count="0"/>
  </office:meta>
</office:document-meta>
</file>